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5E0000005E539F8FA206D05D1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383cm" fo:min-width="16.586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145cm" fo:min-width="16.218cm"/>
    </style:style>
    <style:style style:name="gr5" style:family="graphic" style:parent-style-name="standard">
      <style:graphic-properties svg:stroke-color="#ff0000" draw:marker-end="Arrow" draw:marker-end-width="0.25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12.956cm"/>
    </style:style>
    <style:style style:name="gr7" style:family="graphic" style:parent-style-name="objectwithoutfill">
      <style:graphic-properties svg:stroke-color="#000000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7.34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73cm" fo:min-width="9.5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9.146cm"/>
    </style:style>
    <style:style style:name="pr1" style:family="presentation" style:parent-style-name="static-title">
      <style:graphic-properties draw:fill-color="#ffffff" draw:auto-grow-height="true" fo:min-height="3.507cm"/>
    </style:style>
    <style:style style:name="pr2" style:family="presentation" style:parent-style-name="static-outline1">
      <style:graphic-properties draw:fill-color="#ffffff" draw:auto-grow-height="true" fo:min-height="13.23cm"/>
    </style:style>
    <style:style style:name="pr3" style:family="presentation" style:parent-style-name="static-notes">
      <style:graphic-properties draw:fill-color="#ffffff" draw:auto-grow-height="true" fo:min-height="11.411cm"/>
    </style:style>
    <style:style style:name="pr4" style:family="presentation" style:parent-style-name="static-notes">
      <style:graphic-properties draw:fill-color="#ffffff" draw:auto-grow-height="true" fo:min-height="12.608cm"/>
    </style:style>
    <style:style style:name="pr5" style:family="presentation" style:parent-style-name="static-notes">
      <style:graphic-properties draw:fill-color="#ffffff" draw:auto-grow-height="true" fo:min-height="15.251cm"/>
    </style:style>
    <style:style style:name="pr6" style:family="presentation" style:parent-style-name="static-notes">
      <style:graphic-properties draw:fill-color="#ffffff" draw:auto-grow-height="true" fo:min-height="13.31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  <style:paragraph-properties fo:margin-left="1.2cm" fo:margin-right="0cm" fo:text-indent="-0.9cm"/>
    </style:style>
    <style:style style:name="P4" style:family="paragraph">
      <loext:graphic-properties draw:fill-color="#ffffff"/>
      <style:paragraph-properties fo:margin-left="0cm" fo:margin-right="0cm" fo:text-indent="0cm"/>
      <style:text-properties fo:font-style="normal"/>
    </style:style>
    <style:style style:name="P5" style:family="paragraph">
      <loext:graphic-properties draw:fill="none" draw:fill-color="#ffffff"/>
      <style:text-properties style:font-name="Courier1" fo:font-size="18pt" fo:font-style="normal" style:font-style-asian="normal" style:font-style-complex="normal"/>
    </style:style>
    <style:style style:name="P6" style:family="paragraph">
      <loext:graphic-properties draw:fill="none"/>
      <style:text-properties style:font-name="Courier1" fo:font-size="18pt"/>
    </style:style>
    <style:style style:name="P7" style:family="paragraph">
      <loext:graphic-properties draw:fill="none" draw:fill-color="#ffffff"/>
      <style:text-properties style:font-name="Courier1" fo:font-size="18pt"/>
    </style:style>
    <style:style style:name="P8" style:family="paragraph">
      <style:paragraph-properties fo:text-align="center"/>
    </style:style>
    <style:style style:name="P9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10.8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000000" fo:font-style="normal"/>
    </style:style>
    <style:style style:name="T4" style:family="text">
      <style:text-properties fo:color="#ff0000" fo:font-style="italic"/>
    </style:style>
    <style:style style:name="T5" style:family="text">
      <style:text-properties fo:color="#ff0000" fo:font-style="normal" fo:font-weight="bold"/>
    </style:style>
    <style:style style:name="T6" style:family="text">
      <style:text-properties fo:color="#ff0000" fo:font-style="normal" fo:font-weight="normal"/>
    </style:style>
    <style:style style:name="T7" style:family="text">
      <style:text-properties fo:color="#000000" fo:font-style="normal" fo:font-weight="normal"/>
    </style:style>
    <style:style style:name="T8" style:family="text">
      <style:text-properties fo:color="#ff0000" fo:font-style="italic" fo:font-weight="normal"/>
    </style:style>
    <style:style style:name="T9" style:family="text">
      <style:text-properties fo:font-style="italic"/>
    </style:style>
    <style:style style:name="T10" style:family="text">
      <style:text-properties fo:font-style="normal"/>
    </style:style>
    <style:style style:name="T11" style:family="text">
      <style:text-properties style:font-name="Courier1" fo:font-size="18pt" fo:font-style="normal" style:font-style-asian="normal" style:font-style-complex="normal"/>
    </style:style>
    <style:style style:name="T12" style:family="text">
      <style:text-properties fo:color="#0000ff" style:font-name="Courier1" fo:font-size="18pt" fo:font-style="normal" style:font-style-asian="normal" style:font-style-complex="normal"/>
    </style:style>
    <style:style style:name="T13" style:family="text">
      <style:text-properties fo:color="#008000" style:font-name="Courier1" fo:font-size="18pt" fo:font-style="normal" style:font-style-asian="normal" style:font-style-complex="normal"/>
    </style:style>
    <style:style style:name="T14" style:family="text">
      <style:text-properties fo:color="#0000ff" fo:font-style="italic"/>
    </style:style>
    <style:style style:name="T15" style:family="text">
      <style:text-properties fo:color="#0000ff"/>
    </style:style>
    <style:style style:name="T16" style:family="text">
      <style:text-properties fo:color="#0000ff" style:font-name="Courier1" fo:font-size="18pt"/>
    </style:style>
    <style:style style:name="T17" style:family="text">
      <style:text-properties style:font-name="Courier1" fo:font-size="18pt"/>
    </style:style>
    <style:style style:name="T18" style:family="text">
      <style:text-properties fo:color="#008000" style:font-name="Courier1" fo:font-size="18pt"/>
    </style:style>
    <style:style style:name="T19" style:family="text">
      <style:text-properties fo:font-style="normal" fo:font-weight="bold"/>
    </style:style>
    <style:style style:name="T20" style:family="text">
      <style:text-properties fo:font-style="italic" fo:font-weight="normal"/>
    </style:style>
    <style:style style:name="T21" style:family="text">
      <style:text-properties fo:font-style="normal" fo:font-weight="normal"/>
    </style:style>
    <style:style style:name="T22" style:family="text">
      <style:text-properties fo:font-style="italic" fo:font-weight="bold"/>
    </style:style>
    <style:style style:name="T23" style:family="text">
      <style:text-properties fo:color="#0000ff" fo:font-style="normal"/>
    </style:style>
    <style:style style:name="T24" style:family="text">
      <style:text-properties fo:color="#ff00ff" fo:font-style="normal"/>
    </style:style>
    <style:style style:name="T25" style:family="text">
      <style:text-properties fo:color="#000000" style:text-outline="false" style:text-line-through-style="none" style:text-line-through-type="none" style:text-position="0% 100%" style:font-name="Times" fo:font-size="2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8pt" style:language-asian="en" style:country-asian="US" style:font-style-asian="normal" style:font-weight-asian="normal" style:font-name-complex="Arial Unicode MS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text-position="0% 100%" style:font-name="Times" fo:font-size="2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text-position="0% 100%" style:font-name="Times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fo:color="#0000ff" style:text-outline="false" style:text-line-through-style="none" style:text-line-through-type="none" style:text-position="0% 100%" style:font-name="Times" fo:font-size="20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20pt" style:language-asian="en" style:country-asian="US" style:font-style-asian="normal" style:font-weight-asian="normal" style:font-name-complex="Arial Unicode MS" style:font-size-complex="2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style="italic" style:text-underline-style="none"/>
    </style:style>
    <style:style style:name="T30" style:family="text">
      <style:text-properties fo:font-style="normal" style:text-underline-style="none"/>
    </style:style>
    <style:style style:name="T31" style:family="text">
      <style:text-properties fo:color="#000000" fo:font-style="normal" style:font-style-asian="normal" style:font-style-complex="normal"/>
    </style:style>
    <style:style style:name="T32" style:family="text">
      <style:text-properties fo:color="#000000" fo:font-style="italic" style:font-style-asian="italic" style:font-style-complex="italic"/>
    </style:style>
    <style:style style:name="T33" style:family="text">
      <style:text-properties fo:color="#0000ff" fo:font-style="italic" style:font-style-asian="italic" style:font-style-complex="italic"/>
    </style:style>
    <text:list-style style:name="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Namespaces</text:p>
          </draw:text-box>
        </draw:frame>
        <draw:frame presentation:style-name="pr2" draw:text-style-name="P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Namespaces:</text:p>
                <text:list>
                  <text:list-item>
                    <text:p>Provide additional name-layers</text:p>
                    <text:list>
                      <text:list-item>
                        <text:p>in addition to global identifiers, classes, etc.</text:p>
                      </text:list-item>
                    </text:list>
                  </text:list-item>
                  <text:list-item>
                    <text:p>Names within namespaces `naturally' go together</text:p>
                  </text:list-item>
                  <text:list-item>
                    <text:p>Names in different namespaces may be identical</text:p>
                  </text:list-item>
                  <text:list-item>
                    <text:p>Define your <text:span text:style-name="T1">own name space.</text:span></text:p>
                  </text:list-item>
                  <text:list-item>
                    <text:p><text:span text:style-name="T1">The </text:span><text:span text:style-name="T2">std </text:span><text:span text:style-name="T1">namespace is </text:span><text:span text:style-name="T2">off-limits </text:span><text:span text:style-name="T1">to ordinary mortal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1"/>
          <draw:frame presentation:style-name="pr3" draw:text-style-name="P4" draw:layer="layout" svg:width="14.507cm" svg:height="11.411cm" svg:x="3.248cm" svg:y="14.13cm" presentation:class="notes" presentation:user-transformed="true">
            <draw:text-box>
              <text:p text:style-name="P1"><text:span text:style-name="T3">Normally: </text:span></text:p>
              <text:p text:style-name="P1"><text:span text:style-name="T3"/></text:p>
              <text:p text:style-name="P1"><text:span text:style-name="T3"><text:tab/></text:span><text:span text:style-name="T3">construct header file for declarations, or class definitions within declarations.</text:span></text:p>
              <text:p text:style-name="P1"><text:span text:style-name="T3"/></text:p>
              <text:p text:style-name="P1"><text:span text:style-name="T3"><text:tab/></text:span><text:span text:style-name="T3">construct sources containing definitions.</text:span></text:p>
              <text:p text:style-name="P1"><text:span text:style-name="T3"/></text:p>
              <text:p text:style-name="P1"><text:span text:style-name="T3">All </text:span><text:span text:style-name="T4">standard available </text:span><text:span text:style-name="T5">C++</text:span><text:span text:style-name="T6"> </text:span><text:span text:style-name="T7">classes etc. are located </text:span><text:span text:style-name="T6">in the </text:span><text:span text:style-name="T8">std</text:span><text:span text:style-name="T6"> namespace</text:span></text:p>
              <text:p text:style-name="P1"><text:span text:style-name="T3"/></text:p>
              <text:p text:style-name="P1"><text:span text:style-name="T3"/></text:p>
            </draw:text-box>
          </draw:frame>
        </presentation:notes>
      </draw:page>
      <draw:page draw:name="page2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Namespaces</text:p>
          </draw:text-box>
        </draw:frame>
        <draw:frame presentation:style-name="pr2" draw:text-style-name="P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Defining namespaces:</text:p>
                <text:list>
                  <text:list-item>
                    <text:p text:style-name="P1">namespaces are <text:span text:style-name="T9">open:</text:span></text:p>
                  </text:list-item>
                  <text:list-item>
                    <text:p text:style-name="P1"><text:span text:style-name="T10">nesting is ok, but not in functions or classe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586cm" svg:height="8.383cm" svg:x="4.797cm" svg:y="11.177cm">
          <draw:text-box>
            <text:p text:style-name="P1"><text:span text:style-name="T11">namespace </text:span><text:span text:style-name="T12">identifier</text:span></text:p>
            <text:p text:style-name="P1"><text:span text:style-name="T11">{</text:span></text:p>
            <text:p text:style-name="P1"><text:span text:style-name="T11"><text:tab/></text:span><text:span text:style-name="T12">// declarative region</text:span></text:p>
            <text:p text:style-name="P1"><text:span text:style-name="T11"/></text:p>
            <text:p text:style-name="P1"><text:span text:style-name="T11"><text:tab/></text:span><text:span text:style-name="T13">double sin(double angle);</text:span><text:span text:style-name="T13"><text:tab/></text:span><text:span text:style-name="T13">// declaration</text:span></text:p>
            <text:p text:style-name="P1"><text:span text:style-name="T13"/></text:p>
            <text:p text:style-name="P1"><text:span text:style-name="T11"><text:tab/></text:span><text:span text:style-name="T11">double cos(double angle)</text:span><text:span text:style-name="T11"><text:tab/></text:span><text:span text:style-name="T11">// definition</text:span></text:p>
            <text:p text:style-name="P1"><text:span text:style-name="T11"><text:tab/></text:span><text:span text:style-name="T11">{</text:span></text:p>
            <text:p text:style-name="P1"><text:span text:style-name="T11"><text:tab/></text:span><text:span text:style-name="T11"><text:tab/></text:span><text:span text:style-name="T11">return std::cos(angle * M_PI / 180);</text:span></text:p>
            <text:p text:style-name="P1"><text:span text:style-name="T11"><text:tab/></text:span><text:span text:style-name="T11">}</text:span></text:p>
            <text:p text:style-name="P1"><text:span text:style-name="T11">}</text:span></text:p>
          </draw:text-box>
        </draw:frame>
        <draw:rect draw:style-name="gr3" draw:text-style-name="P6" draw:layer="layout" svg:width="17.546cm" svg:height="8.071cm" svg:x="4.303cm" svg:y="11.181cm">
          <text:p/>
        </draw:rect>
        <presentation:notes draw:style-name="dp2">
          <draw:page-thumbnail draw:style-name="gr1" draw:layer="layout" svg:width="13.705cm" svg:height="10.279cm" svg:x="3.641cm" svg:y="2.853cm" draw:page-number="2"/>
          <draw:frame presentation:style-name="pr3" draw:text-style-name="P4" draw:layer="layout" svg:width="14.507cm" svg:height="11.411cm" svg:x="3.248cm" svg:y="14.13cm" presentation:class="notes" presentation:user-transformed="true">
            <draw:text-box>
              <text:p text:style-name="P1"><text:span text:style-name="T3">Normally: </text:span></text:p>
              <text:p text:style-name="P1"><text:span text:style-name="T3"/></text:p>
              <text:p text:style-name="P1"><text:span text:style-name="T3"><text:tab/></text:span><text:span text:style-name="T3">construct header file for declarations, or class definitions within declarations.</text:span></text:p>
              <text:p text:style-name="P1"><text:span text:style-name="T3"/></text:p>
              <text:p text:style-name="P1"><text:span text:style-name="T3"><text:tab/></text:span><text:span text:style-name="T3">construct sources containing definitions.</text:span></text:p>
              <text:p text:style-name="P1"><text:span text:style-name="T3"/></text:p>
              <text:p text:style-name="P1"><text:span text:style-name="T3">All </text:span><text:span text:style-name="T4">standard available </text:span><text:span text:style-name="T5">C++</text:span><text:span text:style-name="T6"> </text:span><text:span text:style-name="T7">classes etc. are located </text:span><text:span text:style-name="T6">in the </text:span><text:span text:style-name="T8">std</text:span><text:span text:style-name="T6"> namespace</text:span></text:p>
              <text:p text:style-name="P1"><text:span text:style-name="T3"/></text:p>
              <text:p text:style-name="P1"><text:span text:style-name="T3"/></text:p>
            </draw:text-box>
          </draw:frame>
        </presentation:notes>
      </draw:page>
      <draw:page draw:name="page3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Namespaces</text:p>
          </draw:text-box>
        </draw:frame>
        <draw:frame presentation:style-name="pr2" draw:text-style-name="P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The <text:span text:style-name="T14">anonymous</text:span><text:span text:style-name="T15"> namespace</text:span>:</text:p>
                <text:list>
                  <text:list-item>
                    <text:p text:style-name="P1"><text:span text:style-name="T10">entities </text:span><text:span text:style-name="T9">only</text:span><text:span text:style-name="T10"> visible in the current file: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218cm" svg:height="9.145cm" svg:x="3.55cm" svg:y="9.226cm">
          <draw:text-box>
            <text:p text:style-name="P1"><text:span text:style-name="T16">namespace</text:span></text:p>
            <text:p text:style-name="P1"><text:span text:style-name="T17">{</text:span></text:p>
            <text:p text:style-name="P1"><text:span text:style-name="T17"><text:tab/></text:span><text:span text:style-name="T18">double sin(double angle)</text:span></text:p>
            <text:p text:style-name="P1"><text:span text:style-name="T17"><text:tab/></text:span><text:span text:style-name="T17">{</text:span></text:p>
            <text:p text:style-name="P1"><text:span text:style-name="T17"><text:tab/></text:span><text:span text:style-name="T17"><text:tab/></text:span><text:span text:style-name="T17">return std::sin(angle * M_PI / 180);</text:span></text:p>
            <text:p text:style-name="P1"><text:span text:style-name="T17"><text:tab/></text:span><text:span text:style-name="T17">}</text:span></text:p>
            <text:p text:style-name="P1"><text:span text:style-name="T17">}</text:span></text:p>
            <text:p text:style-name="P1"><text:span text:style-name="T17"/></text:p>
            <text:p text:style-name="P1"><text:span text:style-name="T17">int main()</text:span></text:p>
            <text:p text:style-name="P1"><text:span text:style-name="T17">{</text:span></text:p>
            <text:p text:style-name="P1"><text:span text:style-name="T17"><text:tab/></text:span><text:span text:style-name="T17">std::cout &lt;&lt; </text:span><text:span text:style-name="T18">sin(30)</text:span><text:span text:style-name="T17"> &lt;&lt; std::endl;</text:span></text:p>
            <text:p text:style-name="P1"><text:span text:style-name="T17">}</text:span></text:p>
          </draw:text-box>
        </draw:frame>
        <draw:rect draw:style-name="gr3" draw:text-style-name="P6" draw:layer="layout" svg:width="17.059cm" svg:height="8.837cm" svg:x="3.272cm" svg:y="9.121cm">
          <text:p/>
        </draw:rect>
        <draw:line draw:style-name="gr5" draw:text-style-name="P8" draw:layer="layout" svg:x1="10.292cm" svg:y1="16.437cm" svg:x2="8.029cm" svg:y2="11.285cm">
          <text:p/>
        </draw:line>
        <presentation:notes draw:style-name="dp2">
          <draw:page-thumbnail draw:style-name="gr1" draw:layer="layout" svg:width="13.705cm" svg:height="10.279cm" svg:x="3.641cm" svg:y="2.853cm" draw:page-number="3"/>
          <draw:frame presentation:style-name="pr4" draw:text-style-name="P2" draw:layer="layout" svg:width="14.507cm" svg:height="12.608cm" svg:x="3.248cm" svg:y="14.13cm" presentation:class="notes" presentation:user-transformed="true">
            <draw:text-box>
              <text:p text:style-name="P1"><text:span text:style-name="T10">Note: the anonymous namespace has no name</text:span></text:p>
              <text:p text:style-name="P1"><text:span text:style-name="T10"><text:tab/></text:span><text:span text:style-name="T10">(rather trivial...)</text:span></text:p>
              <text:p text:style-name="P1"><text:span text:style-name="T10"/></text:p>
              <text:p text:style-name="P1"><text:span text:style-name="T10"><text:tab/></text:span><text:span text:style-name="T10">Do </text:span><text:span text:style-name="T9">not</text:span><text:span text:style-name="T10"> use the </text:span><text:span text:style-name="T19">C </text:span><text:span text:style-name="T20">static </text:span><text:span text:style-name="T21">keyword anymore.</text:span></text:p>
              <text:p text:style-name="P1"><text:span text:style-name="T21"><text:tab/></text:span><text:span text:style-name="T20">Static </text:span><text:span text:style-name="T21">in </text:span><text:span text:style-name="T19">C++</text:span><text:span text:style-name="T22"> </text:span><text:span text:style-name="T21">usually has a different meaning. </text:span></text:p>
              <text:p text:style-name="P1"><text:span text:style-name="T21"/></text:p>
              <text:p text:style-name="P1"><text:span text:style-name="T21"><text:tab/></text:span><text:span text:style-name="T21">To avoid confusion: use the anonymous </text:span><text:span text:style-name="T21"><text:tab/></text:span><text:span text:style-name="T21"><text:tab/></text:span><text:span text:style-name="T21">namespace <text:s/>where in </text:span><text:span text:style-name="T19">C</text:span><text:span text:style-name="T21"> you would have used </text:span><text:span text:style-name="T21"><text:tab/></text:span><text:span text:style-name="T20">static. </text:span></text:p>
              <text:p text:style-name="P1"><text:span text:style-name="T20"/></text:p>
              <text:p text:style-name="P1"><text:span text:style-name="T20"><text:tab/></text:span><text:span text:style-name="T21">(Anon. namespaces cannot be defined locally </text:span><text:span text:style-name="T21"><text:tab/></text:span><text:span text:style-name="T21">in functions)</text:span></text:p>
              <text:p text:style-name="P1"><text:span text:style-name="T20"/></text:p>
            </draw:text-box>
          </draw:frame>
        </presentation:notes>
      </draw:page>
      <draw:page draw:name="page4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Namespaces</text:p>
          </draw:text-box>
        </draw:frame>
        <draw:frame presentation:style-name="pr2" draw:text-style-name="P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The <text:span text:style-name="T14">using</text:span><text:span text:style-name="T23"> </text:span><text:span text:style-name="T24">declaration</text:span><text:span text:style-name="T10">:</text:span></text:p>
                <text:list>
                  <text:list-item>
                    <text:p text:style-name="P1"><text:span text:style-name="T10">To use an entity from a namespace, use the </text:span><text:span text:style-name="T9">scope resolution operator </text:span><text:span text:style-name="T10">or a </text:span><text:span text:style-name="T14">using</text:span><text:span text:style-name="T9"> declaration:</text:span></text:p>
                  </text:list-item>
                </text:list>
              </text:list-item>
            </text:list>
            <text:p text:style-name="P9"><text:span text:style-name="T25"/></text:p>
            <text:p text:style-name="P10"><text:span text:style-name="T26"><text:s text:c="13"/></text:span><text:span text:style-name="T27">Using the </text:span><text:span text:style-name="T28">Scope Resolution Operator</text:span></text:p>
            <text:p text:style-name="P10"><text:span text:style-name="T26"/></text:p>
            <text:p text:style-name="P10"><text:span text:style-name="T26"/></text:p>
            <text:p text:style-name="P10"><text:span text:style-name="T26"/></text:p>
            <text:p text:style-name="P10"><text:span text:style-name="T26"/></text:p>
            <text:p text:style-name="P10"><text:span text:style-name="T26"><text:s text:c="12"/></text:span><text:span text:style-name="T27">Applying a </text:span><text:span text:style-name="T28">using declaration</text:span><text:span text:style-name="T26">.</text:span><text:span text:style-name="T27"> </text:span></text:p>
          </draw:text-box>
        </draw:frame>
        <draw:frame draw:style-name="gr6" draw:text-style-name="P7" draw:layer="layout" svg:width="12.956cm" svg:height="4.573cm" svg:x="3.62cm" svg:y="10.479cm">
          <draw:text-box>
            <text:p text:style-name="P1"><text:span text:style-name="T17">// assume FBB::sin() was declared.</text:span></text:p>
            <text:p text:style-name="P1"><text:span text:style-name="T17"/></text:p>
            <text:p text:style-name="P1"><text:span text:style-name="T17">int main()</text:span></text:p>
            <text:p text:style-name="P1"><text:span text:style-name="T17">{</text:span></text:p>
            <text:p text:style-name="P1"><text:span text:style-name="T17"><text:tab/></text:span><text:span text:style-name="T17">cout &lt;&lt; FBB::sin(30);</text:span></text:p>
            <text:p text:style-name="P1"><text:span text:style-name="T17">}</text:span></text:p>
          </draw:text-box>
        </draw:frame>
        <draw:rect draw:style-name="gr7" draw:text-style-name="P6" draw:layer="layout" svg:width="10.2cm" svg:height="3.242cm" svg:x="3.38cm" svg:y="11.852cm">
          <text:p/>
        </draw:rect>
        <draw:rect draw:style-name="gr7" draw:text-style-name="P6" draw:layer="layout" svg:width="10.2cm" svg:height="4.271cm" svg:x="3.347cm" svg:y="15.404cm">
          <text:p/>
        </draw:rect>
        <draw:frame draw:style-name="gr8" draw:text-style-name="P7" draw:layer="layout" svg:width="7.348cm" svg:height="4.573cm" svg:x="3.555cm" svg:y="15.366cm">
          <draw:text-box>
            <text:p text:style-name="P1"><text:span text:style-name="T17">using FBB::sin;</text:span></text:p>
            <text:p text:style-name="P1"><text:span text:style-name="T17">int main()</text:span></text:p>
            <text:p text:style-name="P1"><text:span text:style-name="T17">{</text:span></text:p>
            <text:p text:style-name="P1"><text:span text:style-name="T17"><text:tab/></text:span><text:span text:style-name="T17">cout &lt;&lt; sin(30);</text:span></text:p>
            <text:p text:style-name="P1"><text:span text:style-name="T17">}</text:span></text:p>
          </draw:text-box>
        </draw:frame>
        <presentation:notes draw:style-name="dp2">
          <draw:page-thumbnail draw:style-name="gr1" draw:layer="layout" svg:width="13.705cm" svg:height="10.279cm" svg:x="3.641cm" svg:y="2.853cm" draw:page-number="4"/>
          <draw:frame presentation:style-name="pr5" draw:text-style-name="P2" draw:layer="layout" svg:width="14.507cm" svg:height="15.251cm" svg:x="3.248cm" svg:y="14.13cm" presentation:class="notes" presentation:user-transformed="true">
            <draw:text-box>
              <text:p text:style-name="P1"><text:span text:style-name="T10">The </text:span><text:span text:style-name="T29">using declaration</text:span><text:span text:style-name="T30"> does </text:span><text:span text:style-name="T29">not</text:span><text:span text:style-name="T30"> include parentheses </text:span><text:span text:style-name="T30"><text:tab/></text:span><text:span text:style-name="T30">etc.. It's </text:span><text:span text:style-name="T29">only</text:span><text:span text:style-name="T30"> the </text:span><text:span text:style-name="T29">name</text:span><text:span text:style-name="T30"> that is declared.</text:span></text:p>
              <text:p text:style-name="P1"><text:span text:style-name="T30"/></text:p>
              <text:p text:style-name="P1"><text:span text:style-name="T29">Using declarations</text:span><text:span text:style-name="T30"> may be contained within a </text:span><text:span text:style-name="T29">block:</text:span></text:p>
              <text:p text:style-name="P1"><text:span text:style-name="T29"><text:tab/></text:span></text:p>
              <text:p text:style-name="P1"><text:span text:style-name="T29"><text:tab/></text:span><text:span text:style-name="T29">int main()</text:span></text:p>
              <text:p text:style-name="P1"><text:span text:style-name="T29"><text:tab/></text:span><text:span text:style-name="T29">{</text:span></text:p>
              <text:p text:style-name="P1"><text:span text:style-name="T29"><text:tab/></text:span><text:span text:style-name="T29"><text:tab/></text:span><text:span text:style-name="T29">cout &lt;&lt; cos(M_PI / 6);</text:span><text:span text:style-name="T29"><text:tab/></text:span><text:span text:style-name="T29">// std::cos</text:span></text:p>
              <text:p text:style-name="P1"><text:span text:style-name="T29"><text:tab/></text:span><text:span text:style-name="T29"><text:tab/></text:span><text:span text:style-name="T29">{</text:span></text:p>
              <text:p text:style-name="P1"><text:span text:style-name="T29"><text:tab/></text:span><text:span text:style-name="T29"><text:tab/></text:span><text:span text:style-name="T29"><text:tab/></text:span><text:span text:style-name="T29">using FBB::cos;</text:span></text:p>
              <text:p text:style-name="P1"><text:span text:style-name="T29"><text:tab/></text:span><text:span text:style-name="T29"><text:tab/></text:span><text:span text:style-name="T29"><text:tab/></text:span></text:p>
              <text:p text:style-name="P1"><text:span text:style-name="T29"><text:tab/></text:span><text:span text:style-name="T29"><text:tab/></text:span><text:span text:style-name="T29"><text:tab/></text:span><text:span text:style-name="T29">cout &lt;&lt; cos(30);</text:span><text:span text:style-name="T29"><text:tab/></text:span><text:span text:style-name="T29"><text:tab/></text:span><text:span text:style-name="T29">// FBB::cos</text:span></text:p>
              <text:p text:style-name="P1"><text:span text:style-name="T29"><text:tab/></text:span><text:span text:style-name="T29"><text:tab/></text:span><text:span text:style-name="T29">}</text:span></text:p>
              <text:p text:style-name="P1"><text:span text:style-name="T29"><text:tab/></text:span><text:span text:style-name="T29">}</text:span></text:p>
            </draw:text-box>
          </draw:frame>
        </presentation:notes>
      </draw:page>
      <draw:page draw:name="page5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Namespaces</text:p>
          </draw:text-box>
        </draw:frame>
        <draw:frame presentation:style-name="pr2" draw:text-style-name="P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0">The </text:span><text:span text:style-name="T14">using </text:span><text:span text:style-name="T24">directive</text:span><text:span text:style-name="T10">:</text:span></text:p>
                <text:list>
                  <text:list-item>
                    <text:p><text:span text:style-name="T10">If you're </text:span><text:span text:style-name="T14">lazy</text:span></text:p>
                    <text:list>
                      <text:list-item>
                        <text:p><text:span text:style-name="T31">Often OK when implementing class members</text:span></text:p>
                      </text:list-item>
                    </text:list>
                  </text:list-item>
                  <text:list-item>
                    <text:p><text:span text:style-name="T31">All names are </text:span><text:span text:style-name="T32">lumped together</text:span><text:span text:style-name="T31">: use at your own risk!</text:span></text:p>
                  </text:list-item>
                  <text:list-item>
                    <text:p><text:span text:style-name="T10">If you can be </text:span><text:span text:style-name="T14">sure</text:span><text:span text:style-name="T10"> that there will be no collision</text:span></text:p>
                    <text:list>
                      <text:list-item>
                        <text:p><text:span text:style-name="T10">Collisions are noted by the compil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7" draw:layer="layout" svg:width="9.527cm" svg:height="4.573cm" svg:x="17.831cm" svg:y="16.221cm">
          <draw:text-box>
            <text:p text:style-name="P1"><text:span text:style-name="T18">using namespace std;</text:span></text:p>
            <text:p text:style-name="P1"><text:span text:style-name="T17">int main()</text:span></text:p>
            <text:p text:style-name="P1"><text:span text:style-name="T17">{</text:span></text:p>
            <text:p text:style-name="P1"><text:span text:style-name="T17"><text:s text:c="4"/></text:span><text:span text:style-name="T17">cout &lt;&lt; "Hi\n";</text:span></text:p>
            <text:p text:style-name="P1"><text:span text:style-name="T17">}</text:span></text:p>
          </draw:text-box>
        </draw:frame>
        <draw:rect draw:style-name="gr3" draw:text-style-name="P6" draw:layer="layout" svg:width="8.285cm" svg:height="3.911cm" svg:x="17.739cm" svg:y="16.241cm">
          <text:p/>
        </draw:rect>
        <presentation:notes draw:style-name="dp2">
          <draw:page-thumbnail draw:style-name="gr1" draw:layer="layout" svg:width="13.705cm" svg:height="10.279cm" svg:x="3.641cm" svg:y="2.853cm" draw:page-number="5"/>
          <draw:frame presentation:style-name="pr3" draw:text-style-name="P2" draw:layer="layout" svg:width="14.507cm" svg:height="11.411cm" svg:x="3.248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static" presentation:presentation-page-layout-name="AL1T1">
        <office:forms form:automatic-focus="false" form:apply-design-mode="false"/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Namespaces</text:p>
          </draw:text-box>
        </draw:frame>
        <draw:frame presentation:style-name="pr2" draw:text-style-name="P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14">Koenig</text:span><text:span text:style-name="T23"> </text:span><text:span text:style-name="T3">lookup:</text:span></text:p>
                <text:list>
                  <text:list-item>
                    <text:p><text:span text:style-name="T10">The namespace of </text:span><text:span text:style-name="T9">arguments </text:span><text:span text:style-name="T10">determines the namespace of a function:</text:span><text:span text:style-name="T10"><text:line-break/></text:span><text:span text:style-name="T10"><text:line-break/></text:span><text:span text:style-name="T10"><text:line-break/></text:span><text:span text:style-name="T10"/></text:p>
                  </text:list-item>
                  <text:list-item>
                    <text:p><text:span text:style-name="T10">This also allows easy use of </text:span><text:span text:style-name="T33">operator&lt;&lt;</text:span><text:span text:style-name="T32">.</text:span></text:p>
                    <text:list>
                      <text:list-item>
                        <text:p><text:span text:style-name="T32">cout &lt;&lt; "hello" </text:span><text:span text:style-name="T31">rather than: </text:span><text:span text:style-name="T31"><text:line-break/></text:span><text:span text:style-name="T32">std::operator&lt;&lt;(cout, "hello");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7" draw:layer="layout" svg:width="9.146cm" svg:height="2.287cm" svg:x="7.217cm" svg:y="10.53cm">
          <draw:text-box>
            <text:p text:style-name="P1"><text:span text:style-name="T17">std::string line;</text:span></text:p>
            <text:p text:style-name="P1"><text:span text:style-name="T17"/></text:p>
            <text:p text:style-name="P1"><text:span text:style-name="T17">getline(std::cin, line);</text:span></text:p>
          </draw:text-box>
        </draw:frame>
        <draw:rect draw:style-name="gr3" draw:text-style-name="P6" draw:layer="layout" svg:width="9.852cm" svg:height="2.715cm" svg:x="6.869cm" svg:y="10.391cm">
          <text:p/>
        </draw:rect>
        <presentation:notes draw:style-name="dp2">
          <draw:page-thumbnail draw:style-name="gr1" draw:layer="layout" svg:width="13.705cm" svg:height="10.279cm" svg:x="3.641cm" svg:y="2.853cm" draw:page-number="6"/>
          <draw:frame presentation:style-name="pr6" draw:text-style-name="P2" draw:layer="layout" svg:width="14.507cm" svg:height="13.314cm" svg:x="3.248cm" svg:y="14.13cm" presentation:class="notes" presentation:user-transformed="true">
            <draw:text-box>
              <text:p text:style-name="P1"><text:span text:style-name="T10">The function </text:span><text:span text:style-name="T9">std::getline() </text:span><text:span text:style-name="T10">is used as the arguments are located in the </text:span><text:span text:style-name="T9">std</text:span><text:span text:style-name="T10"> namespace, and there is no conflict.</text:span></text:p>
              <text:p text:style-name="P1"><text:span text:style-name="T10"/></text:p>
              <text:p text:style-name="P1"><text:span text:style-name="T10">If </text:span><text:span text:style-name="T9">FBB::getline(std::istream, FBB::string) </text:span><text:span text:style-name="T10">would exist, then the namespace wouldn't be required either: there is no </text:span></text:p>
              <text:p text:style-name="P1"><text:span text:style-name="T9"><text:tab/></text:span><text:span text:style-name="T9">std::getline(std::istream, FBB:string) </text:span></text:p>
              <text:p text:style-name="P1"><text:span text:style-name="T10">function.</text:span></text:p>
              <text:p text:style-name="P1"><text:span text:style-name="T10"/></text:p>
              <text:p text:style-name="P1"><text:span text:style-name="T9">Koenig lookup</text:span><text:span text:style-name="T10"> requires an explicit namespace when functions in different namespaces have identical parameter lists.</text:span></text:p>
              <text:p text:style-name="P1"><text:span text:style-name="T10"/></text:p>
            </draw:text-box>
          </draw:frame>
        </presentation:notes>
      </draw:page>
      <draw:page draw:name="page7" draw:style-name="dp1" draw:master-page-name="static" presentation:presentation-page-layout-name="AL1T1">
        <draw:frame presentation:style-name="pr1" draw:text-style-name="P2" draw:layer="layout" svg:width="23.91cm" svg:height="3.507cm" svg:x="2.057cm" svg:y="1.743cm" presentation:class="title" presentation:user-transformed="true">
          <draw:text-box>
            <text:p text:style-name="P1">Friends</text:p>
          </draw:text-box>
        </draw:frame>
        <draw:frame presentation:style-name="pr2" draw:text-style-name="P3" draw:layer="layout" svg:width="23.91cm" svg:height="13.23cm" svg:x="2.057cm" svg:y="5.838cm" presentation:class="outline" presentation:user-transformed="true">
          <draw:text-box>
            <text:list text:style-name="L2">
              <text:list-item>
                <text:p text:style-name="P1"><text:span text:style-name="T3">Read the chapter about friends in the C++ Annotations.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1cm" svg:y="2.853cm" draw:page-number="7"/>
          <draw:frame presentation:style-name="pr6" draw:text-style-name="P2" draw:layer="layout" svg:width="14.507cm" svg:height="13.314cm" svg:x="3.248cm" svg:y="14.13cm" presentation:class="notes" presentation:user-transformed="true">
            <draw:text-box>
              <text:p text:style-name="P1"><text:span text:style-name="T10">The function </text:span><text:span text:style-name="T9">std::getline() </text:span><text:span text:style-name="T10">is used as the arguments are located in the </text:span><text:span text:style-name="T9">std</text:span><text:span text:style-name="T10"> namespace, and there is no conflict.</text:span></text:p>
              <text:p text:style-name="P1"><text:span text:style-name="T10"/></text:p>
              <text:p text:style-name="P1"><text:span text:style-name="T10">If </text:span><text:span text:style-name="T9">FBB::getline(std::istream, FBB::string) </text:span><text:span text:style-name="T10">would exist, then the namespace wouldn't be required either: there is no </text:span></text:p>
              <text:p text:style-name="P1"><text:span text:style-name="T9"><text:tab/></text:span><text:span text:style-name="T9">std::getline(std::istream, FBB:string) </text:span></text:p>
              <text:p text:style-name="P1"><text:span text:style-name="T10">function.</text:span></text:p>
              <text:p text:style-name="P1"><text:span text:style-name="T10"/></text:p>
              <text:p text:style-name="P1"><text:span text:style-name="T9">Koenig lookup</text:span><text:span text:style-name="T10"> requires an explicit namespace when functions in different namespaces have identical parameter lists.</text:span></text:p>
              <text:p text:style-name="P1"><text:span text:style-name="T10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Arial Unicode MS" svg:font-family="'Arial Unicode MS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Thorndale1" svg:font-family="Thorndale" style:font-family-generic="modern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imes" svg:font-family="Times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arble" xlink:href="Pictures/100000000000005E0000005E539F8FA206D05D15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style:font-name="Thorndale" fo:font-size="24pt" fo:language="en" fo:country="US" style:font-name-asian="HG Mincho Light J" style:font-size-asian="24pt" style:language-asian="en" style:country-asian="US" style:font-name-complex="Arial Unicode MS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4pt" fo:font-style="normal" fo:text-shadow="none" style:text-underline-style="none" fo:font-weight="normal" style:font-name-asian="HG Mincho Light J" style:font-family-asian="'HG Mincho Light J'" style:font-pitch-asian="variable" style:font-size-asian="24pt" style:font-style-asian="normal" style:font-weight-asian="normal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tic-background" style:family="presentation">
      <style:graphic-properties draw:stroke="none" draw:fill="bitmap" draw:fill-image-name="Marble" draw:fill-image-width="0cm" draw:fill-image-height="0cm"/>
    </style:style>
    <style:style style:name="static-backgroundobjects" style:family="presentation">
      <style:graphic-properties draw:shadow="hidden" draw:shadow-offset-x="0.3cm" draw:shadow-offset-y="0.3cm" draw:shadow-color="#808080"/>
    </style:style>
    <style:style style:name="static-notes" style:family="presentation">
      <style:graphic-properties draw:stroke="none" draw:fill="none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 Unicode MS" style:font-family-complex="'Arial Unicode MS'" style:font-pitch-complex="variable" style:font-size-complex="20pt" style:font-style-complex="normal" style:font-weight-complex="normal" style:font-relief="none"/>
    </style:style>
    <style:style style:name="static-outline1" style:family="presentation">
      <style:graphic-properties draw:stroke="none" draw:fill="none">
        <text:list-style style:name="static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tic-outline2" style:family="presentation" style:parent-style-name="static-outline1">
      <style:paragraph-properties fo:margin-left="2.4cm" fo:margin-right="0cm" fo:margin-top="0cm" fo:margin-bottom="0.4cm" fo:text-indent="-0.8cm"/>
      <style:text-properties style:font-name="Times" fo:font-family="Times" style:font-family-generic="roman" style:font-pitch="variable" fo:font-size="28pt" style:font-size-asian="28pt" style:font-size-complex="28pt"/>
    </style:style>
    <style:style style:name="static-outline3" style:family="presentation" style:parent-style-name="static-outline2">
      <style:paragraph-properties fo:margin-left="3.6cm" fo:margin-right="0cm" fo:margin-top="0cm" fo:margin-bottom="0.3cm" fo:text-indent="-0.6cm"/>
      <style:text-properties style:font-name="Times" fo:font-family="Times" style:font-family-generic="roman" style:font-pitch="variable" fo:font-size="24pt" style:font-size-asian="24pt" style:font-size-complex="24pt"/>
    </style:style>
    <style:style style:name="static-outline4" style:family="presentation" style:parent-style-name="static-outline3">
      <style:paragraph-properties fo:margin-left="4.8cm" fo:margin-right="0cm" fo:margin-top="0cm" fo:margin-bottom="0.2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5" style:family="presentation" style:parent-style-name="static-outline4">
      <style:paragraph-properties fo:margin-left="6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6" style:family="presentation" style:parent-style-name="static-outline5">
      <style:paragraph-properties fo:margin-left="7.2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7" style:family="presentation" style:parent-style-name="static-outline6">
      <style:paragraph-properties fo:margin-left="8.4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8" style:family="presentation" style:parent-style-name="static-outline7">
      <style:paragraph-properties fo:margin-left="9.6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outline9" style:family="presentation" style:parent-style-name="static-outline8">
      <style:paragraph-properties fo:margin-left="10.8cm" fo:margin-right="0cm" fo:margin-top="0cm" fo:margin-bottom="0.1cm" fo:text-indent="-0.6cm"/>
      <style:text-properties style:font-name="Times" fo:font-family="Times" style:font-family-generic="roman" style:font-pitch="variable" fo:font-size="20pt" style:font-size-asian="20pt" style:font-size-complex="20pt"/>
    </style:style>
    <style:style style:name="static-subtitle" style:family="presentation">
      <style:graphic-properties draw:stroke="none" draw:fill="none" draw:textarea-vertical-align="middle">
        <text:list-style style:name="static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style:text-line-through-type="none" style:font-name="Thorndale" fo:font-family="Thorndale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 Unicode MS" style:font-family-complex="'Arial Unicode MS'" style:font-pitch-complex="variable" style:font-size-complex="32pt" style:font-style-complex="normal" style:font-weight-complex="normal" style:font-relief="none"/>
    </style:style>
    <style:style style:name="static-title" style:family="presentation">
      <style:graphic-properties draw:stroke="none" draw:fill="none" draw:textarea-vertical-align="middle">
        <text:list-style style:name="static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style:text-line-through-type="none" style:font-name="Bitstream Charter" fo:font-family="'Bitstream Charter'" style:font-family-generic="roman" style:font-pitch="variable" fo:font-size="44pt" fo:font-style="normal" fo:text-shadow="none" style:text-underline-style="none" fo:font-weight="normal" style:font-name-asian="HG Mincho Light J" style:font-family-asian="'HG Mincho Light J'" style:font-pitch-asian="variable" style:font-size-asian="44pt" style:font-style-asian="normal" style:font-weight-asian="normal" style:font-name-complex="Arial Unicode MS" style:font-family-complex="'Arial Unicode MS'" style:font-pitch-complex="variable" style:font-size-complex="44pt" style:font-style-complex="normal" style:font-weight-complex="normal" style:font-relief="none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pr1" style:family="presentation" style:parent-style-name="static-title">
      <style:graphic-properties draw:fill-color="#ffffff" draw:auto-grow-height="false" fo:min-height="3.507cm"/>
    </style:style>
    <style:style style:name="Mpr2" style:family="presentation" style:parent-style-name="static-outline1">
      <style:graphic-properties draw:fill-color="#ffffff" draw:auto-grow-height="false" fo:min-height="13.23cm"/>
    </style:style>
    <style:style style:name="Mpr3" style:family="presentation" style:parent-style-name="stat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-color="#ffffff"/>
      <style:paragraph-properties fo:margin-left="0cm" fo:margin-right="0cm" fo:text-indent="0cm"/>
    </style:style>
    <style:style style:name="MP3" style:family="paragraph">
      <loext:graphic-properties draw:fill-color="#ffffff"/>
      <style:paragraph-properties fo:margin-left="1.2cm" fo:margin-right="0cm" fo:text-indent="-0.9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">
        <style:list-level-properties/>
        <style:text-properties fo:font-family="Star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1cm" svg:height="7.493cm" svg:x="2.786cm" svg:y="2cm"/>
      <draw:page-thumbnail draw:layer="backgroundobjects" svg:width="9.991cm" svg:height="7.493cm" svg:x="16.921cm" svg:y="2cm"/>
      <draw:page-thumbnail draw:layer="backgroundobjects" svg:width="9.991cm" svg:height="7.493cm" svg:x="2.786cm" svg:y="11.494cm"/>
      <draw:page-thumbnail draw:layer="backgroundobjects" svg:width="9.991cm" svg:height="7.493cm" svg:x="16.921cm" svg:y="11.494cm"/>
    </style:handout-master>
    <style:master-page style:name="static" style:page-layout-name="PM1" draw:style-name="Mdp1">
      <draw:frame presentation:style-name="Mpr1" draw:text-style-name="MP2" draw:layer="backgroundobjects" svg:width="23.91cm" svg:height="3.506cm" svg:x="2.057cm" svg:y="1.743cm" presentation:class="title">
        <draw:text-box>
          <text:p text:style-name="MP1">Click to edit the title text format</text:p>
        </draw:text-box>
      </draw:frame>
      <draw:frame presentation:style-name="Mpr2" draw:text-style-name="MP3" draw:layer="backgroundobjects" svg:width="23.91cm" svg:height="13.229cm" svg:x="2.057cm" svg:y="5.838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20.327cm" svg:y="0.988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static-title" draw:layer="backgroundobjects" svg:width="13.705cm" svg:height="10.279cm" svg:x="3.641cm" svg:y="2.853cm" presentation:class="page"/>
        <draw:frame presentation:style-name="static-notes" draw:layer="backgroundobjects" svg:width="14.507cm" svg:height="11.41cm" svg:x="3.248cm" svg:y="14.13cm" presentation:class="notes" presentation:placeholder="true">
          <draw:text-box/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4" draw:text-style-name="MP5" draw:layer="backgroundobjects" svg:width="6.523cm" svg:height="1.448cm" svg:x="20.075cm" svg:y="19.131cm" presentation:class="page-number">
        <draw:text-box>
          <text:p text:style-name="MP4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5" draw:text-style-name="MP5" draw:layer="backgroundobjects" svg:width="9.369cm" svg:height="1.396cm" svg:x="12.22cm" svg:y="0cm" presentation:class="date-time">
          <draw:text-box>
            <text:p text:style-name="MP4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6" draw:text-style-name="MP5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initial-creator>Frank Brokken</meta:initial-creator>
    <meta:creation-date>2003-02-26T10:48:49</meta:creation-date>
    <dc:date>2016-10-26T09:24:06.064020961</dc:date>
    <dc:language>en-US</dc:language>
    <meta:editing-cycles>52</meta:editing-cycles>
    <meta:editing-duration>PT19H34M20S</meta:editing-duration>
    <meta:document-statistic meta:object-count="61"/>
    <meta:user-defined meta:name="Info 1"/>
    <meta:user-defined meta:name="Info 2"/>
    <meta:user-defined meta:name="Info 3"/>
    <meta:user-defined meta:name="Info 4"/>
  </office:meta>
</office:document-meta>
</file>